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0000001B7FDEB531E77F1ADDD.png" manifest:media-type="image/png"/>
  <manifest:file-entry manifest:full-path="Pictures/1000020100000300000001B890329FCAA7AB2D0F.png" manifest:media-type="image/png"/>
  <manifest:file-entry manifest:full-path="Pictures/1000020100000300000001B849B7E64111AE3A88.png" manifest:media-type="image/png"/>
  <manifest:file-entry manifest:full-path="Pictures/1000020100000300000001B756F13B1D63A4F86C.png" manifest:media-type="image/png"/>
  <manifest:file-entry manifest:full-path="Pictures/10000000000001F4000001786C30CEFE84539AAB.jpg" manifest:media-type="image/jpeg"/>
  <manifest:file-entry manifest:full-path="Pictures/10000201000006DC000004B00C4B82EE5B90BD40.png" manifest:media-type="image/png"/>
  <manifest:file-entry manifest:full-path="Pictures/1000020100000300000001B7CFF532388543007D.png" manifest:media-type="image/png"/>
  <manifest:file-entry manifest:full-path="Pictures/1000020100000300000001B84ADD87379066595E.png" manifest:media-type="image/png"/>
  <manifest:file-entry manifest:full-path="Pictures/1000020100000300000001B8E391C5579BD890EB.png" manifest:media-type="image/png"/>
  <manifest:file-entry manifest:full-path="Pictures/1000020100000300000001B07B36FF11DA435A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 Extra Bold1" svg:font-family="'Cantarell Extra Bold'" style:font-adornments="Extra Bold" style:font-pitch="variable"/>
    <style:font-face style:name="Cantarell Extra Bold" svg:font-family="'Cantarell Extra Bold'" style:font-adornments="標準" style:font-pitch="variable"/>
    <style:font-face style:name="Source Sans Pro3" svg:font-family="'Source Sans Pro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644cm" fo:min-width="16.816cm"/>
    </style:style>
    <style:style style:name="gr2" style:family="graphic" style:parent-style-name="standard">
      <style:graphic-properties draw:fill="bitmap" draw:fill-image-name="firebirth" draw:fill-image-width="0cm" draw:fill-image-height="0cm" style:repeat="stretch" draw:fill-image-ref-point-x="32%" draw:fill-image-ref-point-y="0%" draw:fill-image-ref-point="bottom-right" draw:tile-repeat-offset="0% vertical" draw:textarea-horizontal-align="justify" draw:textarea-vertical-align="middle" draw:auto-grow-height="false" fo:min-height="2.25cm" fo:min-width="10.732cm" draw:shadow-offset-x="0.203cm" draw:shadow-offset-y="0.20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589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bitmap" draw:fill-image-name="firebirth" draw:fill-image-width="0cm" draw:fill-image-height="0cm" style:repeat="stretch" draw:fill-image-ref-point-x="32%" draw:fill-image-ref-point-y="0%" draw:fill-image-ref-point="bottom-right" draw:tile-repeat-offset="0% vertical"/>
      <style:paragraph-properties fo:text-align="center"/>
    </style:style>
    <style:style style:name="P3" style:family="paragraph">
      <style:text-properties fo:background-color="transparent"/>
    </style:style>
    <style:style style:name="P4" style:family="paragraph">
      <loext:graphic-properties draw:fill="none" draw:fill-color="#ffffff"/>
      <style:text-properties fo:color="#000000" style:font-name="Cantarell Extra Bold1" fo:font-size="66pt" fo:font-weight="800" fo:background-color="transparent" style:font-size-asian="24pt" style:font-size-complex="24pt" style:font-relief="embossed" style:text-overline-style="solid" style:text-overline-width="auto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000000" style:font-name="Cantarell Extra Bold1" fo:font-size="66pt" fo:font-weight="800" fo:background-color="transparent" style:font-size-asian="24pt" style:font-size-complex="24pt" style:font-relief="embos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17.316cm" svg:height="2.894cm" svg:x="-0.254cm" svg:y="18.4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232cm" svg:height="2.5cm" svg:x="16.962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0.922cm" svg:height="5.839cm" svg:x="17.272cm" svg:y="18.038cm">
          <draw:text-box>
            <text:p text:style-name="P3"><text:span text:style-name="T1">JuckFava</text:span></text:p>
          </draw:text-box>
        </draw:frame>
        <draw:frame draw:style-name="gr4" draw:text-style-name="P5" draw:layer="layout" svg:width="27.979cm" svg:height="18.542cm" svg:x="0.021cm" svg:y="0cm">
          <draw:image xlink:href="Pictures/10000201000006DC000004B00C4B82EE5B90BD4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17.316cm" svg:height="2.894cm" svg:x="-0.254cm" svg:y="18.4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232cm" svg:height="2.5cm" svg:x="16.962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0.922cm" svg:height="5.839cm" svg:x="17.272cm" svg:y="18.037cm">
          <draw:text-box>
            <text:p text:style-name="P3"><text:span text:style-name="T1">JuckFava</text:span></text:p>
          </draw:text-box>
        </draw:frame>
        <draw:frame draw:style-name="gr4" draw:text-style-name="P5" draw:layer="layout" svg:width="27.931cm" svg:height="18.542cm" svg:x="0cm" svg:y="0cm">
          <draw:image xlink:href="Pictures/1000020100000300000001B84ADD87379066595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17.316cm" svg:height="2.894cm" svg:x="-0.254cm" svg:y="18.3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232cm" svg:height="2.5cm" svg:x="16.962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0.922cm" svg:height="5.839cm" svg:x="17.272cm" svg:y="18.038cm">
          <draw:text-box>
            <text:p text:style-name="P3"><text:span text:style-name="T1">JuckFava</text:span></text:p>
          </draw:text-box>
        </draw:frame>
        <draw:frame draw:style-name="gr4" draw:text-style-name="P5" draw:layer="layout" svg:width="27.999cm" svg:height="18.542cm" svg:x="0.001cm" svg:y="0cm">
          <draw:image xlink:href="Pictures/1000020100000300000001B7CFF532388543007D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custom-shape draw:style-name="gr2" draw:text-style-name="P2" draw:layer="layout" svg:width="11.232cm" svg:height="2.5cm" svg:x="16.962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0.922cm" svg:height="5.839cm" svg:x="17.272cm" svg:y="18.037cm">
          <draw:text-box>
            <text:p text:style-name="P3"><text:span text:style-name="T1">JuckFava</text:span></text:p>
          </draw:text-box>
        </draw:frame>
        <draw:custom-shape draw:style-name="gr1" draw:text-style-name="P1" draw:layer="layout" svg:width="17.316cm" svg:height="2.894cm" svg:x="-0.254cm" svg:y="18.4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7.939cm" svg:height="18.542cm" svg:x="0.001cm" svg:y="0cm">
          <draw:image xlink:href="Pictures/1000020100000300000001B8E391C5579BD890E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custom-shape draw:style-name="gr2" draw:text-style-name="P2" draw:layer="layout" svg:width="11.232cm" svg:height="2.5cm" svg:x="16.962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0.922cm" svg:height="5.839cm" svg:x="17.272cm" svg:y="18.037cm">
          <draw:text-box>
            <text:p text:style-name="P3"><text:span text:style-name="T1">JuckFava</text:span></text:p>
          </draw:text-box>
        </draw:frame>
        <draw:custom-shape draw:style-name="gr1" draw:text-style-name="P1" draw:layer="layout" svg:width="17.316cm" svg:height="2.894cm" svg:x="-0.254cm" svg:y="18.4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7.998cm" svg:height="18.542cm" svg:x="0.001cm" svg:y="0cm">
          <draw:image xlink:href="Pictures/1000020100000300000001B07B36FF11DA435A8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custom-shape draw:style-name="gr2" draw:text-style-name="P2" draw:layer="layout" svg:width="11.232cm" svg:height="2.5cm" svg:x="16.962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0.922cm" svg:height="5.839cm" svg:x="17.272cm" svg:y="18.037cm">
          <draw:text-box>
            <text:p text:style-name="P3"><text:span text:style-name="T1">JuckFava</text:span></text:p>
          </draw:text-box>
        </draw:frame>
        <draw:custom-shape draw:style-name="gr1" draw:text-style-name="P1" draw:layer="layout" svg:width="17.316cm" svg:height="2.894cm" svg:x="-0.254cm" svg:y="18.4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7.996cm" svg:height="18.542cm" svg:x="0cm" svg:y="0cm">
          <draw:image xlink:href="Pictures/1000020100000300000001B756F13B1D63A4F86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custom-shape draw:style-name="gr2" draw:text-style-name="P2" draw:layer="layout" svg:width="11.232cm" svg:height="2.5cm" svg:x="16.962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0.922cm" svg:height="5.839cm" svg:x="17.272cm" svg:y="18.037cm">
          <draw:text-box>
            <text:p text:style-name="P3"><text:span text:style-name="T1">JuckFava</text:span></text:p>
          </draw:text-box>
        </draw:frame>
        <draw:custom-shape draw:style-name="gr1" draw:text-style-name="P1" draw:layer="layout" svg:width="17.316cm" svg:height="2.894cm" svg:x="-0.254cm" svg:y="18.4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7.939cm" svg:height="18.542cm" svg:x="0.001cm" svg:y="0cm">
          <draw:image xlink:href="Pictures/1000020100000300000001B849B7E64111AE3A8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custom-shape draw:style-name="gr2" draw:text-style-name="P2" draw:layer="layout" svg:width="11.232cm" svg:height="2.5cm" svg:x="16.962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0.922cm" svg:height="5.839cm" svg:x="17.272cm" svg:y="18.037cm">
          <draw:text-box>
            <text:p text:style-name="P3"><text:span text:style-name="T1">JuckFava</text:span></text:p>
          </draw:text-box>
        </draw:frame>
        <draw:custom-shape draw:style-name="gr1" draw:text-style-name="P1" draw:layer="layout" svg:width="17.316cm" svg:height="2.894cm" svg:x="-0.254cm" svg:y="18.4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7.931cm" svg:height="18.542cm" svg:x="0.001cm" svg:y="0cm">
          <draw:image xlink:href="Pictures/1000020100000300000001B890329FCAA7AB2D0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custom-shape draw:style-name="gr2" draw:text-style-name="P2" draw:layer="layout" svg:width="11.232cm" svg:height="2.5cm" svg:x="16.962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0.922cm" svg:height="5.839cm" svg:x="17.272cm" svg:y="18.037cm">
          <draw:text-box>
            <text:p text:style-name="P3"><text:span text:style-name="T1">JuckFava</text:span></text:p>
          </draw:text-box>
        </draw:frame>
        <draw:custom-shape draw:style-name="gr1" draw:text-style-name="P1" draw:layer="layout" svg:width="17.316cm" svg:height="2.894cm" svg:x="-0.254cm" svg:y="18.4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7.996cm" svg:height="18.542cm" svg:x="0cm" svg:y="0cm">
          <draw:image xlink:href="Pictures/1000020100000300000001B7FDEB531E77F1ADD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 Extra Bold1" svg:font-family="'Cantarell Extra Bold'" style:font-adornments="Extra Bold" style:font-pitch="variable"/>
    <style:font-face style:name="Cantarell Extra Bold" svg:font-family="'Cantarell Extra Bold'" style:font-adornments="標準" style:font-pitch="variable"/>
    <style:font-face style:name="Source Sans Pro3" svg:font-family="'Source Sans Pro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firebirth" xlink:href="Pictures/10000000000001F4000001786C30CEFE84539AAB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fo:background-color="#ff0000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00:05:21.881460333</meta:creation-date>
    <meta:editing-duration>PT6H47M50S</meta:editing-duration>
    <meta:editing-cycles>25</meta:editing-cycles>
    <meta:generator>LibreOffice/6.1.5.2$Linux_X86_64 LibreOffice_project/10$Build-2</meta:generator>
    <dc:title>Alizarin</dc:title>
    <dc:date>2019-02-20T17:58:30.351141631</dc:date>
    <meta:document-statistic meta:object-count="91"/>
  </office:meta>
</office:document-meta>
</file>